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16pt" officeooo:rsid="000cfecc" officeooo:paragraph-rsid="000cfecc" style:font-size-asian="16pt" style:font-size-complex="16pt"/>
    </style:style>
    <style:style style:name="P2" style:family="paragraph" style:parent-style-name="Standard">
      <style:paragraph-properties fo:text-align="start" style:justify-single-word="false"/>
      <style:text-properties style:text-position="0% 100%" fo:font-size="12pt" officeooo:rsid="000cfecc" officeooo:paragraph-rsid="000cfecc" style:font-size-asian="12pt" style:font-size-complex="12pt"/>
    </style:style>
    <style:style style:name="P3" style:family="paragraph" style:parent-style-name="Standard">
      <style:paragraph-properties fo:text-align="justify" style:justify-single-word="false"/>
      <style:text-properties style:text-position="0% 100%" style:font-name="Arial" fo:font-size="14pt" fo:font-weight="bold" officeooo:rsid="000cfecc" officeooo:paragraph-rsid="000cfecc"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text-position="0% 100%" style:font-name="Arial" fo:font-size="12pt" officeooo:rsid="000cfecc" officeooo:paragraph-rsid="000cfecc" style:font-size-asian="12pt" style:font-size-complex="12pt"/>
    </style:style>
    <style:style style:name="P5" style:family="paragraph" style:parent-style-name="Standard">
      <style:paragraph-properties fo:text-align="justify" style:justify-single-word="false"/>
      <style:text-properties style:font-name="Arial" fo:font-size="12pt" fo:font-weight="normal" officeooo:rsid="000cfecc" officeooo:paragraph-rsid="000cfecc"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0d0fa4" officeooo:paragraph-rsid="000d0fa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bold" officeooo:rsid="000d0fa4" officeooo:paragraph-rsid="000d0fa4"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0cfecc" officeooo:paragraph-rsid="000cfecc"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style:text-position="0% 100%" style:font-name="Arial" fo:font-size="12pt" fo:font-weight="normal" officeooo:rsid="000cfecc" officeooo:paragraph-rsid="000cfecc"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style:font-name="Arial"/>
    </style:style>
    <style:style style:name="P11" style:family="paragraph" style:parent-style-name="Text_20_body">
      <style:paragraph-properties fo:text-align="justify" style:justify-single-word="false"/>
      <style:text-properties style:font-name="Arial" fo:font-size="14pt" fo:font-weight="bold" officeooo:rsid="000d0fa4" officeooo:paragraph-rsid="000d0fa4" style:font-size-asian="14pt" style:font-weight-asian="bold" style:font-size-complex="14pt" style:font-weight-complex="bold"/>
    </style:style>
    <style:style style:name="T1" style:family="text">
      <style:text-properties style:text-position="0% 100%"/>
    </style:style>
    <style:style style:name="T2" style:family="text">
      <style:text-properties style:text-position="0% 100%" style:font-name="serif"/>
    </style:style>
    <style:style style:name="T3" style:family="text">
      <style:text-properties style:text-position="0% 100%" style:font-name="serif" fo:font-size="14pt" fo:font-weight="bold" officeooo:rsid="000d0fa4" style:font-size-asian="14pt" style:font-weight-asian="bold" style:font-size-complex="14pt" style:font-weight-complex="bold"/>
    </style:style>
    <style:style style:name="T4" style:family="text">
      <style:text-properties style:text-position="0% 100%" style:font-name="serif" fo:font-size="14pt" officeooo:rsid="000d0fa4" style:font-size-asian="14pt" style:font-size-complex="14pt"/>
    </style:style>
    <style:style style:name="T5" style:family="text">
      <style:text-properties style:text-position="0% 100%" style:font-name="serif" fo:font-size="14.25pt" fo:font-weight="bold" style:font-size-asian="14pt" style:font-weight-asian="bold" style:font-size-complex="14pt" style:font-weight-complex="bold"/>
    </style:style>
    <style:style style:name="T6" style:family="text">
      <style:text-properties style:text-position="0% 100%" style:font-name="serif" fo:font-size="14.25pt" style:font-size-asian="14pt" style:font-size-complex="14pt"/>
    </style:style>
    <style:style style:name="T7" style:family="text">
      <style:text-properties style:text-position="0% 100%" style:font-name="serif" officeooo:rsid="000d0fa4"/>
    </style:style>
    <style:style style:name="T8" style:family="text">
      <style:text-properties style:text-position="0% 100%" officeooo:rsid="000d0fa4"/>
    </style:style>
    <style:style style:name="T9" style:family="text">
      <style:text-properties fo:font-size="14pt" fo:font-weight="bold" style:font-size-asian="14pt" style:font-weight-asian="bold" style:font-size-complex="14pt" style:font-weight-complex="bold"/>
    </style:style>
    <style:style style:name="T10" style:family="text">
      <style:text-properties officeooo:rsid="000d0fa4"/>
    </style:style>
    <style:style style:name="T11" style:family="text">
      <style:text-properties style:font-name="serif" fo:font-size="14pt" fo:font-weight="bold" officeooo:rsid="000d0fa4" style:font-size-asian="14pt" style:font-weight-asian="bold" style:font-size-complex="14pt" style:font-weight-complex="bold"/>
    </style:style>
    <style:style style:name="T12" style:family="text">
      <style:text-properties style:font-name="serif" fo:font-size="14.25pt" fo:font-weight="bold" style:font-size-asian="14pt" style:font-weight-asian="bold" style:font-size-complex="14pt" style:font-weight-complex="bold"/>
    </style:style>
    <style:style style:name="T1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as de implementación </text:p>
      <text:p text:style-name="P3">Capa de presentación </text:p>
      <text:p text:style-name="P4">La capa de presentación es la que ve el usuario (también se la denomina "capa de usuario"), presenta el sistema al usuario, le comunica la información y captura la información del usuario en un mínimo proceso (realiza un filtrado previo para comprobar que no hay errores de formato). Esta capa se comunica únicamente con la capa de negocio. También es conocida como interfaz gráfica y debe tener la característica de ser "amigable" (comprensible y fácil de usar) para el usuario.</text:p>
      <text:p text:style-name="P4"><text:span text:style-name="T9">Capa lógica </text:span></text:p>
      <text:p text:style-name="P9">La capa lógica de negocios ocupa un lugar preeminente en la construcción de una infraestructura de software, al permitir el crecimiento y la extensión de servicios para todas las aplicaciones existentes y futuras.</text:p>
      <text:p text:style-name="P10">La definición de los limites de cada capa nos permitirá definir correctamente la colaboración que proporcionará cada una de ellas y descubr<text:span text:style-name="T10">ire</text:span>mos que la capa intermedia es inevitablemente la lógica de negocios. Esto dará lugar a una infraestructura robusta y lista para la extensión y el crecimiento como proveedora de servicios.</text:p>
      <text:p text:style-name="P11">Capa de acceso a los datos </text:p>
      <text:p text:style-name="P5"><text:span text:style-name="T8">En e</text:span><text:span text:style-name="T1">sta capa incluye bases de datos y programas que maneja la lectura y escritura sobre las mismas. En esta capa es donde se deben definir los métodos de acceso y políticas de seguridad utilizadas sobre los da</text:span><text:span text:style-name="T8">tos.</text:span></text:p>
      <text:p text:style-name="P6"><text:span text:style-name="T8"/></text:p>
      <text:p text:style-name="P7"><text:span text:style-name="T1">Referencia </text:span></text:p>
      <text:p text:style-name="P8"><text:span text:style-name="T8"/></text:p>
      <text:p text:style-name="P2"><text:a xlink:type="simple" xlink:href="http://www.juntadeandalucia.es/servicios/madeja/contenido/subsistemas/arquitectura/capa-presentacion" text:style-name="Internet_20_link" text:visited-style-name="Visited_20_Internet_20_Link"><text:span text:style-name="T9">http://www.juntadeandalucia.es/servicios/madeja/contenido/subsistemas/arquitectura/capa-presentacion</text:span></text:a><text:span text:style-name="T9">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1:01:10.172401258</meta:creation-date>
    <dc:date>2021-10-27T11:18:45.710520062</dc:date>
    <meta:editing-duration>PT7M25S</meta:editing-duration>
    <meta:editing-cycles>1</meta:editing-cycles>
    <meta:document-statistic meta:table-count="0" meta:image-count="0" meta:object-count="0" meta:page-count="1" meta:paragraph-count="10" meta:word-count="218" meta:character-count="1430" meta:non-whitespace-character-count="1216"/>
    <meta:generator>LibreOffice/6.4.4.2$Linux_X86_64 LibreOffice_project/40$Build-2</meta:generator>
  </office:meta>
</office:document-meta>
</file>